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1675" officeooo:paragraph-rsid="001e1675"/>
    </style:style>
    <style:style style:name="P2" style:family="paragraph" style:parent-style-name="Standard">
      <style:text-properties officeooo:paragraph-rsid="001e1675"/>
    </style:style>
    <style:style style:name="T1" style:family="text">
      <style:text-properties officeooo:rsid="001e1675"/>
    </style:style>
    <style:style style:name="T2" style:family="text">
      <style:text-properties fo:font-weight="bold" officeooo:rsid="001e167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Volume = V<text:line-break/><text:tab/>Unit cost = UC</text:p>
      <text:p text:style-name="P1"><text:tab/>d = delay</text:p>
      <text:p text:style-name="P1"><text:tab/>h(d) = maximum revenue density for d</text:p>
      <text:p text:style-name="P1"><text:tab/>W = maximum time</text:p>
      <text:p text:style-name="P1"><text:tab/>H = maximum revenue density</text:p>
      <text:p text:style-name="P1"><text:tab/>Total Sales = S</text:p>
      <text:p text:style-name="P1"><text:tab/>Total Costs = C</text:p>
      <text:p text:style-name="P1"/>
      <text:p text:style-name="P1"/>
      <text:p text:style-name="P2"><text:span text:style-name="T1">a) The maximum launch delay for profitability would be when <text:s/>S = C.</text:span></text:p>
      <text:p text:style-name="P2"><text:tab/></text:p>
      <text:p text:style-name="P2"><text:tab/><text:span text:style-name="T1">C = V*UC+NRE = 10k*1k + 2M = 12M$</text:span></text:p>
      <text:p text:style-name="P2"><text:tab/><text:span text:style-name="T1">S = ((W-d)*h(d))/2 </text:span></text:p>
      <text:p text:style-name="P2"><text:tab/><text:span text:style-name="T1">h(d) = ((w-d)*H)/W </text:span></text:p>
      <text:p text:style-name="P2"/>
      <text:p text:style-name="P2"><text:tab/><text:span text:style-name="T1">S = C = 12M &lt;=&gt; 12M = ((15-d)*((15-d)*3M/15) &lt;=&gt; 4 = ((15-d)^2)/30 &lt;=&gt; 0 = 15^2 -30d + d^2 – 30*4 =&gt; <text:s/>d ~= 25.9 ou d ~= 4.</text:span></text:p>
      <text:p text:style-name="P2"><text:tab/></text:p>
      <text:p text:style-name="P2"><text:tab/><text:span text:style-name="T1">Since 25.9 is not a valid result, since W = 15 months, the maximum delay for profitability would be about </text:span><text:span text:style-name="T2">4 months</text:span><text:span text:style-name="T1">.</text:span></text:p>
      <text:p text:style-name="P2"/>
      <text:p text:style-name="P2"><text:tab/></text:p>
      <text:p text:style-name="P2"><text:tab/></text:p>
      <text:p text:style-name="P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13:00:16.140000000</meta:creation-date>
    <dc:date>2019-11-21T13:23:29.390000000</dc:date>
    <meta:editing-duration>PT9S</meta:editing-duration>
    <meta:editing-cycles>1</meta:editing-cycles>
    <meta:document-statistic meta:table-count="0" meta:image-count="0" meta:object-count="0" meta:page-count="1" meta:paragraph-count="18" meta:word-count="113" meta:character-count="536" meta:non-whitespace-character-count="413"/>
    <meta:generator>LibreOffice/6.3.2.2$Windows_X86_64 LibreOffice_project/98b30e735bda24bc04ab42594c85f7fd8be07b9c</meta:generator>
  </office:meta>
</office:document-meta>
</file>